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50000017CB98CF853.png"/>
  <manifest:file-entry manifest:media-type="image/png" manifest:full-path="Pictures/10000201000002E9000001C781F5B471.png"/>
  <manifest:file-entry manifest:media-type="image/png" manifest:full-path="Pictures/10000201000003CB000001FA53AB5E2C.png"/>
  <manifest:file-entry manifest:media-type="image/png" manifest:full-path="Pictures/1000020100000266000000BC07FE4833.png"/>
  <manifest:file-entry manifest:media-type="image/png" manifest:full-path="Pictures/100002010000017C00000310EFE9623D.png"/>
  <manifest:file-entry manifest:media-type="image/png" manifest:full-path="Pictures/1000020100000345000000E5F6E830D9.png"/>
  <manifest:file-entry manifest:media-type="image/png" manifest:full-path="Pictures/10000201000003E3000000D5A3E0FEB5.png"/>
  <manifest:file-entry manifest:media-type="image/png" manifest:full-path="Pictures/100002010000026D00000243D5B5058B.png"/>
  <manifest:file-entry manifest:media-type="image/png" manifest:full-path="Pictures/10000201000001720000031C0BD6FED0.png"/>
  <manifest:file-entry manifest:media-type="image/png" manifest:full-path="Pictures/100002010000026E000001F5FEB09CBE.png"/>
  <manifest:file-entry manifest:media-type="image/png" manifest:full-path="Pictures/100002010000028F0000018471B151D3.png"/>
  <manifest:file-entry manifest:media-type="image/png" manifest:full-path="Pictures/10000201000003280000014B4FB019DC.png"/>
  <manifest:file-entry manifest:media-type="image/png" manifest:full-path="Pictures/1000000000000273000001B06B0AEA2A.png"/>
  <manifest:file-entry manifest:media-type="image/png" manifest:full-path="Pictures/1000020100000211000000BBF1AD4190.png"/>
  <manifest:file-entry manifest:media-type="image/png" manifest:full-path="Pictures/1000020100000388000002FE47F627A9.png"/>
  <manifest:file-entry manifest:media-type="image/png" manifest:full-path="Pictures/100002010000034200000149EE75BC66.png"/>
  <manifest:file-entry manifest:media-type="image/png" manifest:full-path="Pictures/100002010000036F00000104C4D7A956.png"/>
  <manifest:file-entry manifest:media-type="image/png" manifest:full-path="Pictures/10000201000003740000014461523C4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auto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4.png" draw:style-name="gr1" draw:text-style-name="P3" svg:width="6.2394in" svg:height="2.9217in" svg:x="0in" svg:y="0in">
        <draw:image xlink:href="Pictures/10000201000003CB000001FA53AB5E2C.png" xlink:type="simple" xlink:show="embed" xlink:actuate="onLoad">
          <text:p/>
        </draw:image>
      </draw:frame>
      <draw:frame text:anchor-type="page" text:anchor-page-number="0" draw:z-index="1" draw:name="image11.png" draw:style-name="gr1" draw:text-style-name="P3" svg:width="6.0469in" svg:height="2.2496in" svg:x="0in" svg:y="0in">
        <draw:image xlink:href="Pictures/100002010000034200000149EE75BC66.png" xlink:type="simple" xlink:show="embed" xlink:actuate="onLoad">
          <text:p/>
        </draw:image>
      </draw:frame>
      <draw:frame text:anchor-type="page" text:anchor-page-number="0" draw:z-index="3" draw:name="image15.png" draw:style-name="gr1" draw:text-style-name="P3" svg:width="6.7134in" svg:height="1.5098in" svg:x="0in" svg:y="0in">
        <draw:image xlink:href="Pictures/10000201000003E3000000D5A3E0FEB5.png" xlink:type="simple" xlink:show="embed" xlink:actuate="onLoad">
          <text:p/>
        </draw:image>
      </draw:frame>
      <draw:frame text:anchor-type="page" text:anchor-page-number="0" draw:z-index="5" draw:name="image1.png" draw:style-name="gr1" draw:text-style-name="P3" svg:width="6.135in" svg:height="2.0677in" svg:x="0in" svg:y="0in">
        <draw:image xlink:href="Pictures/10000201000003280000014B4FB019DC.png" xlink:type="simple" xlink:show="embed" xlink:actuate="onLoad">
          <text:p/>
        </draw:image>
      </draw:frame>
      <draw:frame text:anchor-type="page" text:anchor-page-number="0" draw:z-index="7" draw:name="image6.png" draw:style-name="gr1" draw:text-style-name="P3" svg:width="6.4996in" svg:height="5.5134in" svg:x="0in" svg:y="0in">
        <draw:image xlink:href="Pictures/1000020100000388000002FE47F627A9.png" xlink:type="simple" xlink:show="embed" xlink:actuate="onLoad">
          <text:p/>
        </draw:image>
      </draw:frame>
      <draw:frame text:anchor-type="page" text:anchor-page-number="0" draw:z-index="9" draw:name="image12.png" draw:style-name="gr1" draw:text-style-name="P3" svg:width="5.9579in" svg:height="3.2031in" svg:x="0in" svg:y="0in">
        <draw:image xlink:href="Pictures/10000201000002E9000001C781F5B471.png" xlink:type="simple" xlink:show="embed" xlink:actuate="onLoad">
          <text:p/>
        </draw:image>
      </draw:frame>
      <draw:frame text:anchor-type="page" text:anchor-page-number="0" draw:z-index="11" draw:name="image7.png" draw:style-name="gr1" draw:text-style-name="P3" svg:width="6.776in" svg:height="2.5622in" svg:x="0in" svg:y="0in">
        <draw:image xlink:href="Pictures/10000201000003740000014461523C44.png" xlink:type="simple" xlink:show="embed" xlink:actuate="onLoad">
          <text:p/>
        </draw:image>
      </draw:frame>
      <draw:frame text:anchor-type="page" text:anchor-page-number="0" draw:z-index="13" draw:name="image3.png" draw:style-name="gr1" draw:text-style-name="P3" svg:width="6.4996in" svg:height="1.7134in" svg:x="0in" svg:y="0in">
        <draw:image xlink:href="Pictures/1000020100000345000000E5F6E830D9.png" xlink:type="simple" xlink:show="embed" xlink:actuate="onLoad">
          <text:p/>
        </draw:image>
      </draw:frame>
      <draw:frame text:anchor-type="page" text:anchor-page-number="0" draw:z-index="15" draw:name="image5.png" draw:style-name="gr1" draw:text-style-name="P3" svg:width="4.4012in" svg:height="8.7598in" svg:x="0in" svg:y="0in">
        <draw:image xlink:href="Pictures/10000201000001720000031C0BD6FED0.png" xlink:type="simple" xlink:show="embed" xlink:actuate="onLoad">
          <text:p/>
        </draw:image>
      </draw:frame>
      <draw:frame text:anchor-type="page" text:anchor-page-number="0" draw:z-index="17" draw:name="image10.png" draw:style-name="gr1" draw:text-style-name="P3" svg:width="5.8488in" svg:height="1.635in" svg:x="0in" svg:y="0in">
        <draw:image xlink:href="Pictures/100002010000036F00000104C4D7A956.png" xlink:type="simple" xlink:show="embed" xlink:actuate="onLoad">
          <text:p/>
        </draw:image>
      </draw:frame>
      <draw:frame text:anchor-type="page" text:anchor-page-number="0" draw:z-index="19" draw:name="image13.png" draw:style-name="gr1" draw:text-style-name="P3" svg:width="4.0469in" svg:height="7.1142in" svg:x="0in" svg:y="0in">
        <draw:image xlink:href="Pictures/100002010000017C00000310EFE9623D.png" xlink:type="simple" xlink:show="embed" xlink:actuate="onLoad">
          <text:p/>
        </draw:image>
      </draw:frame>
      <draw:frame text:anchor-type="page" text:anchor-page-number="0" draw:z-index="21" draw:name="image8.png" draw:style-name="gr1" draw:text-style-name="P3" svg:width="5.2343in" svg:height="2.7079in" svg:x="0in" svg:y="0in">
        <draw:image xlink:href="Pictures/10000201000002750000017CB98CF853.png" xlink:type="simple" xlink:show="embed" xlink:actuate="onLoad">
          <text:p/>
        </draw:image>
      </draw:frame>
      <draw:frame text:anchor-type="page" text:anchor-page-number="0" draw:z-index="23" draw:name="image9.png" draw:style-name="gr1" draw:text-style-name="P3" svg:width="5.5098in" svg:height="1.9476in" svg:x="0in" svg:y="0in">
        <draw:image xlink:href="Pictures/1000020100000211000000BBF1AD4190.png" xlink:type="simple" xlink:show="embed" xlink:actuate="onLoad">
          <text:p/>
        </draw:image>
      </draw:frame>
      <draw:frame text:anchor-type="page" text:anchor-page-number="0" draw:z-index="25" draw:name="image16.png" draw:style-name="gr1" draw:text-style-name="P3" svg:width="5.328in" svg:height="4.5622in" svg:x="0in" svg:y="0in">
        <draw:image xlink:href="Pictures/100002010000026D00000243D5B5058B.png" xlink:type="simple" xlink:show="embed" xlink:actuate="onLoad">
          <text:p/>
        </draw:image>
      </draw:frame>
      <draw:frame text:anchor-type="page" text:anchor-page-number="0" draw:z-index="27" draw:name="image4.png" draw:style-name="gr1" draw:text-style-name="P3" svg:width="6.4996in" svg:height="3.8469in" svg:x="0in" svg:y="0in">
        <draw:image xlink:href="Pictures/100002010000028F0000018471B151D3.png" xlink:type="simple" xlink:show="embed" xlink:actuate="onLoad">
          <text:p/>
        </draw:image>
      </draw:frame>
      <draw:frame text:anchor-type="page" text:anchor-page-number="0" draw:z-index="29" draw:name="image17.png" draw:style-name="gr1" draw:text-style-name="P3" svg:width="5.9843in" svg:height="4.3433in" svg:x="0in" svg:y="0in">
        <draw:image xlink:href="Pictures/100002010000026E000001F5FEB09CBE.png" xlink:type="simple" xlink:show="embed" xlink:actuate="onLoad">
          <text:p/>
        </draw:image>
      </draw:frame>
      <draw:frame text:anchor-type="page" text:anchor-page-number="0" draw:z-index="31" draw:name="image2.png" draw:style-name="gr1" draw:text-style-name="P3" svg:width="6.3953in" svg:height="1.9579in" svg:x="0in" svg:y="0in">
        <draw:image xlink:href="Pictures/1000020100000266000000BC07FE4833.png" xlink:type="simple" xlink:show="embed" xlink:actuate="onLoad">
          <text:p/>
        </draw:image>
      </draw:frame>
      <text:p text:style-name="P2">Statistical Data management</text:p>
      <text:p text:style-name="Standard"><draw:frame draw:style-name="fr2" draw:name="graphics1" text:anchor-type="paragraph" svg:width="6.5in" svg:height="4.4783in" draw:z-index="33"><draw:image xlink:href="Pictures/1000000000000273000001B06B0AEA2A.png" xlink:type="simple" xlink:show="embed" xlink:actuate="onLoad"/></draw:frame></text:p>
      <text:p text:style-name="Standard"><draw:frame draw:style-name="fr1" text:anchor-type="as-char" svg:width="6.0465in" svg:height="2.25in" draw:z-index="2"><draw:image xlink:href="Pictures/100002010000034200000149EE75BC66.png" xlink:type="simple" xlink:show="embed" xlink:actuate="onLoad"/></draw:frame></text:p>
      <text:p text:style-name="Standard"><draw:frame draw:style-name="fr1" text:anchor-type="as-char" svg:width="6.7134in" svg:height="1.5102in" draw:z-index="4"><draw:image xlink:href="Pictures/10000201000003E3000000D5A3E0FEB5.png" xlink:type="simple" xlink:show="embed" xlink:actuate="onLoad"/></draw:frame></text:p>
      <text:p text:style-name="Standard"><text:soft-page-break/><draw:frame draw:style-name="fr1" text:anchor-type="as-char" svg:width="6.1346in" svg:height="2.0673in" draw:z-index="6"><draw:image xlink:href="Pictures/10000201000003280000014B4FB019DC.png" xlink:type="simple" xlink:show="embed" xlink:actuate="onLoad"/></draw:frame></text:p>
      <text:p text:style-name="Standard"><draw:frame draw:style-name="fr1" text:anchor-type="as-char" svg:width="6.5in" svg:height="5.5138in" draw:z-index="8"><draw:image xlink:href="Pictures/1000020100000388000002FE47F627A9.png" xlink:type="simple" xlink:show="embed" xlink:actuate="onLoad"/></draw:frame></text:p>
      <text:p text:style-name="Standard"><text:soft-page-break/><draw:frame draw:style-name="fr1" text:anchor-type="as-char" svg:width="5.9583in" svg:height="3.2028in" draw:z-index="10"><draw:image xlink:href="Pictures/10000201000002E9000001C781F5B471.png" xlink:type="simple" xlink:show="embed" xlink:actuate="onLoad"/></draw:frame></text:p>
      <text:p text:style-name="Standard"><draw:frame draw:style-name="fr1" text:anchor-type="as-char" svg:width="6.7756in" svg:height="2.5626in" draw:z-index="12"><draw:image xlink:href="Pictures/10000201000003740000014461523C44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text:anchor-type="as-char" svg:width="6.5in" svg:height="1.7134in" draw:z-index="14"><draw:image xlink:href="Pictures/1000020100000345000000E5F6E830D9.png" xlink:type="simple" xlink:show="embed" xlink:actuate="onLoad"/></draw:frame></text:p>
      <text:p text:style-name="Standard"><text:soft-page-break/><draw:frame draw:style-name="fr1" text:anchor-type="as-char" svg:width="4.4008in" svg:height="8.7602in" draw:z-index="16"><draw:image xlink:href="Pictures/10000201000001720000031C0BD6FED0.png" xlink:type="simple" xlink:show="embed" xlink:actuate="onLoad"/></draw:frame></text:p>
      <text:p text:style-name="Standard"><text:soft-page-break/><draw:frame draw:style-name="fr1" text:anchor-type="as-char" svg:width="5.8484in" svg:height="1.6346in" draw:z-index="18"><draw:image xlink:href="Pictures/100002010000036F00000104C4D7A956.png" xlink:type="simple" xlink:show="embed" xlink:actuate="onLoad"/></draw:frame></text:p>
      <text:p text:style-name="Standard"><draw:frame draw:style-name="fr1" text:anchor-type="as-char" svg:width="4.0465in" svg:height="7.1146in" draw:z-index="20"><draw:image xlink:href="Pictures/100002010000017C00000310EFE9623D.png" xlink:type="simple" xlink:show="embed" xlink:actuate="onLoad"/></draw:frame></text:p>
      <text:p text:style-name="P1"/>
      <text:p text:style-name="P1"><text:soft-page-break/></text:p>
      <text:p text:style-name="P1"/>
      <text:p text:style-name="P1"/>
      <text:p text:style-name="Standard"><draw:frame draw:style-name="fr1" text:anchor-type="as-char" svg:width="5.2339in" svg:height="2.7083in" draw:z-index="22"><draw:image xlink:href="Pictures/10000201000002750000017CB98CF853.png" xlink:type="simple" xlink:show="embed" xlink:actuate="onLoad"/></draw:frame></text:p>
      <text:p text:style-name="Standard"><draw:frame draw:style-name="fr1" text:anchor-type="as-char" svg:width="5.5102in" svg:height="1.948in" draw:z-index="24"><draw:image xlink:href="Pictures/1000020100000211000000BBF1AD4190.png" xlink:type="simple" xlink:show="embed" xlink:actuate="onLoad"/></draw:frame></text:p>
      <text:p text:style-name="Standard"><text:soft-page-break/><draw:frame draw:style-name="fr1" text:anchor-type="as-char" svg:width="5.328in" svg:height="4.5626in" draw:z-index="26"><draw:image xlink:href="Pictures/100002010000026D00000243D5B5058B.png" xlink:type="simple" xlink:show="embed" xlink:actuate="onLoad"/></draw:frame></text:p>
      <text:p text:style-name="Standard"><draw:frame draw:style-name="fr1" text:anchor-type="as-char" svg:width="6.5in" svg:height="3.8465in" draw:z-index="28"><draw:image xlink:href="Pictures/100002010000028F0000018471B151D3.png" xlink:type="simple" xlink:show="embed" xlink:actuate="onLoad"/></draw:frame></text:p>
      <text:p text:style-name="Standard"><text:soft-page-break/><draw:frame draw:style-name="fr1" text:anchor-type="as-char" svg:width="5.9839in" svg:height="4.3437in" draw:z-index="30"><draw:image xlink:href="Pictures/100002010000026E000001F5FEB09CBE.png" xlink:type="simple" xlink:show="embed" xlink:actuate="onLoad"/></draw:frame></text:p>
      <text:p text:style-name="Standard"><draw:frame draw:style-name="fr1" text:anchor-type="as-char" svg:width="6.3957in" svg:height="1.9583in" draw:z-index="32"><draw:image xlink:href="Pictures/1000020100000266000000BC07FE483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17" meta:object-count="0" meta:page-count="8" meta:paragraph-count="17" meta:word-count="3" meta:character-count="43"/>
    <dc:date>2020-04-08T17:27:42.06</dc:date>
    <dc:creator>inna williams</dc:creator>
    <meta:generator>OpenOffice/4.1.3$Win32 OpenOffice.org_project/413m1$Build-9783</meta:generator>
  </office:meta>
</office:document-meta>
</file>